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Monospace" svg:font-family="Monospace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et another content test</text:p>
      <text:p text:style-name="P1">in a odt file</text:p>
      <text:p text:style-name="P1">written with OpenOffice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Monospace" svg:font-family="Monospace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ricou</meta:initial-creator>
    <meta:creation-date>2007-11-13T09:18:47</meta:creation-date>
    <dc:creator>ricou</dc:creator>
    <dc:date>2007-11-13T15:29:08</dc:date>
    <dc:language>en-GB</dc:language>
    <meta:editing-cycles>5</meta:editing-cycles>
    <meta:editing-duration>PT2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1" meta:character-count="64"/>
  </office:meta>
</office:document-meta>
</file>